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2c3e4f" style:font-name="Arial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2c3e4f" style:font-name="Arial" fo:font-size="9.75pt" fo:letter-spacing="normal" fo:font-style="normal" fo:font-weight="normal" officeooo:paragraph-rsid="0004e2a8"/>
    </style:style>
    <style:style style:name="P3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2c3e4f" style:font-name="Arial" fo:font-size="9.75pt" fo:letter-spacing="normal" fo:font-style="normal" fo:font-weight="normal" officeooo:paragraph-rsid="0006b150"/>
    </style:style>
    <style:style style:name="P4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2c3e4f" style:font-name="Arial" fo:font-size="9.75pt" fo:letter-spacing="normal" fo:font-style="normal" fo:font-weight="normal" officeooo:rsid="0006b150" officeooo:paragraph-rsid="0006b150"/>
    </style:style>
    <style:style style:name="P5" style:family="paragraph" style:parent-style-name="Standard">
      <style:text-properties officeooo:rsid="0006b150"/>
    </style:style>
    <style:style style:name="T1" style:family="text">
      <style:text-properties officeooo:rsid="0004e2a8"/>
    </style:style>
    <style:style style:name="T2" style:family="text">
      <style:text-properties officeooo:rsid="0006b150"/>
    </style:style>
    <style:style style:name="T3" style:family="text">
      <style:text-properties officeooo:rsid="000759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ohdan Zborovskyi</text:span><text:line-break/><text:span text:style-name="T1">Spółdzielcza 8/10</text:span><text:line-break/><text:span text:style-name="T1">Mińśk Mazowiecki</text:span>, <text:span text:style-name="T1">05-300</text:span><text:line-break/><text:span text:style-name="T1">+48-724-678-579</text:span><text:line-break/><text:span text:style-name="T1">bohdan.zborovskyi@gmail.com</text:span></text:p>
      <text:p text:style-name="P2"><text:span text:style-name="T1">1</text:span>5 Ma<text:span text:style-name="T1">y</text:span> 201<text:span text:style-name="T1">8</text:span></text:p>
      <text:p text:style-name="P1"/>
      <text:p text:style-name="P2">I am writing to apply for the Front<text:span text:style-name="T1">-e</text:span>nd Developer job now available with <text:span text:style-name="T3">Inter Cars</text:span>.</text:p>
      <text:p text:style-name="P1">I would welcome the opportunity to put my skills and training to work for your company. I have the credentials your company is searching for and I know that I can be a valued member of your team if chosen for this position.</text:p>
      <text:p text:style-name="P2">I have experience working with HTML, CSS<text:span text:style-name="T1">(SASS)</text:span>, JavaScript<text:span text:style-name="T1">(JQuery, Angular 2/4/5, Vue.js), PHP</text:span> and <text:span text:style-name="T1">Github</text:span> in addition to writing front-end <text:span text:style-name="T1">and back-end</text:span> codes and creating technical specifications for prototypes and guides. My previous experience also includes building landing pages, <text:span text:style-name="T1">advanced modern web application using angular, vue.js, node.js and mongodb</text:span>.</text:p>
      <text:p text:style-name="P1">I have outstanding time management skills along with the ability to work on more than one project at a time while staying focused and handling the top priorities first. The attached resume outlines my work history most relevant to this position and I am confident that I am the best applicant for this job.</text:p>
      <text:p text:style-name="P3"><text:span text:style-name="T2">Please contact me at +48-724-678-579 or bohdan.zborovskyi@gmail.com</text:span> to set up an interview where we can discuss the particulars of this position in person. <text:span text:style-name="T1">Thank you.</text:span></text:p>
      <text:p text:style-name="P5"/>
      <text:p text:style-name="P5"/>
      <text:p text:style-name="P4">Sincerely,</text:p>
      <text:p text:style-name="P4">Bohdan Zborovskyi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6:52:38.643000000</meta:creation-date>
    <dc:date>2018-05-16T12:11:50.793000000</dc:date>
    <meta:editing-duration>PT3M11S</meta:editing-duration>
    <meta:editing-cycles>2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9" meta:word-count="200" meta:character-count="1281" meta:non-whitespace-character-count="1090"/>
  </office:meta>
</office:document-meta>
</file>